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5cm" draw:transform="rotate (-1.5707963267949) translate (3.299cm 2.097cm)">
          <text:p/>
          <draw:enhanced-geometry svg:viewBox="0 0 21600 21600" draw:text-areas="0 ?f0 ?f5 ?f2" draw:type="right-arrow" draw:modifiers="14072.3640399556 4699.40119760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cm" svg:height="0.5cm" draw:transform="rotate (-1.5707963267949) translate (2.199cm 1.797cm)">
          <text:p/>
          <draw:enhanced-geometry svg:viewBox="0 0 21600 21600" draw:text-areas="0 ?f0 ?f5 ?f2" draw:type="right-arrow" draw:modifiers="14072.3640399556 4699.40119760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6cm" svg:height="0.9cm" svg:x="2.399cm" svg:y="0.897cm">
          <text:p text:style-name="P1"><text:span text:style-name="T1">CCT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5cm" draw:transform="rotate (-1.5707963267949) translate (4.499cm 0.897cm)">
          <text:p/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cm" svg:height="1.4cm" svg:x="5.2cm" svg:y="3.299cm">
          <text:p text:style-name="P1"><text:span text:style-name="T2">Image 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4cm" svg:x="0.4cm" svg:y="3.299cm">
          <text:p text:style-name="P1"><text:span text:style-name="T1">Video recor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9cm" svg:x="1cm" svg:y="0.299cm">
          <text:p text:style-name="P1"><text:span text:style-name="T1">CCT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1.6cm" svg:x="10cm" svg:y="3.199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0.9cm" svg:height="0.5cm" draw:transform="rotate (-1.5707963267949) translate (3.1cm 0.299cm)">
          <text:p/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2" draw:layer="layout" svg:width="1.6cm" svg:height="0.9cm" svg:x="0.099cm" svg:y="0.997cm">
          <text:p text:style-name="P1"><text:span text:style-name="T1">CCT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501cm" draw:transform="rotate (-1.5707963267949) translate (2.2cm 0.997cm)">
          <text:p/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draw:layer="layout" svg:width="0.9cm" svg:height="0.5cm" svg:x="3.9cm" svg:y="3.799cm">
          <text:p/>
          <draw:enhanced-geometry svg:viewBox="0 0 21600 21600" draw:text-areas="0 ?f0 ?f5 ?f2" draw:type="right-arrow" draw:modifiers="14072.3640399556 4699.40119760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cm" svg:height="0.5cm" svg:x="8.699cm" svg:y="3.798cm">
          <text:p/>
          <draw:enhanced-geometry svg:viewBox="0 0 21600 21600" draw:text-areas="0 ?f0 ?f5 ?f2" draw:type="right-arrow" draw:modifiers="14072.3640399556 4699.40119760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9cm" svg:height="0.5cm" draw:transform="rotate (-1.5707963267949) translate (1.101cm 2.298cm)">
          <text:p/>
          <draw:enhanced-geometry svg:viewBox="0 0 21600 21600" draw:text-areas="0 ?f0 ?f5 ?f2" draw:type="right-arrow" draw:modifiers="14072.3640399556 4699.401197604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3cm" fo:margin-bottom="0.3cm" fo:margin-left="0cm" fo:margin-right="0cm" fo:page-width="13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Jahn</meta:initial-creator>
    <meta:creation-date>2014-03-17T19:22:42</meta:creation-date>
    <meta:generator>LibreOffice/4.0.5.2$Windows_x86 LibreOffice_project/5464147a081647a250913f19c0715bca595af2f</meta:generator>
    <dc:date>2014-03-18T11:01:59.14</dc:date>
    <meta:editing-duration>PT39M</meta:editing-duration>
    <meta:editing-cycles>7</meta:editing-cycles>
    <meta:printed-by>Andreas Jahn</meta:printed-by>
    <meta:print-date>2014-03-17T19:59:31</meta:print-date>
    <meta:document-statistic meta:object-count="14"/>
  </office:meta>
</office:document-meta>
</file>